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 style:data-style-name="N109">
      <style:table-cell-properties fo:border="0.002cm solid #000000"/>
    </style:style>
    <style:style style:name="ce45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value-type" style:repeat-content="false"/>
      <style:paragraph-properties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3" style:family="table-cell" style:parent-style-name="Default">
      <style:text-properties fo:font-size="13pt" style:font-size-asian="13pt" style:font-size-complex="13pt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7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8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6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8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0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6" table:default-cell-style-name="ce13"/>
        <table:table-column table:style-name="co5" table:number-columns-repeated="1020" table:default-cell-style-name="ce13"/>
        <table:table-row table:style-name="ro3">
          <table:table-cell table:style-name="ce4" office:value-type="string">
            <text:p>*</text:p>
          </table:table-cell>
          <table:table-cell table:style-name="ce17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8" table:number-columns-repeated="2"/>
          <table:table-cell table:style-name="ce48" office:value-type="string">
            <text:p>GPS</text:p>
          </table:table-cell>
          <table:table-cell table:style-name="ce50"/>
          <table:table-cell table:style-name="ce52" table:number-columns-repeated="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8" office:value-type="string">
            <text:p>2022-04-19_20-44-43_000.jpg</text:p>
          </table:table-cell>
          <table:table-cell table:style-name="ce27" office:value-type="string">
            <text:p><text:s/>:m 食べた物 </text:p>
          </table:table-cell>
          <table:table-cell table:style-name="ce27"/>
          <table:table-cell table:style-name="ce11"/>
          <table:table-cell table:style-name="ce11"/>
          <table:table-cell table:style-name="ce51" table:formula="of:=IF([.E2]=&quot;&quot;;[.C2];CONCATENATE([.C2];&quot; / &quot;;[.E2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2">
            <text:p>2</text:p>
          </table:table-cell>
          <table:table-cell table:style-name="ce19" office:value-type="string">
            <text:p>2022-04-20_04-39-58_000.jpg</text:p>
          </table:table-cell>
          <table:table-cell table:style-name="ce28" office:value-type="string">
            <text:p>:m other / log / 寝る前　ウェブ閲覧　記録　（for オナニー） / 了 / other=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3]=&quot;&quot;;[.C3];CONCATENATE([.C3];&quot; / &quot;;[.E3]))" office:value-type="string" office:string-value=":m other / log / 寝る前　ウェブ閲覧　記録　（for オナニー） / 了 / other=~">
            <text:p>:m other / log / 寝る前　ウェブ閲覧　記録　（for オナニー） / 了 / 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3">
            <text:p>3</text:p>
          </table:table-cell>
          <table:table-cell table:style-name="ce19" office:value-type="string">
            <text:p>2022-04-20_04-40-01_000.jpg</text:p>
          </table:table-cell>
          <table:table-cell table:style-name="ce27" office:value-type="string">
            <text:p>:m :PHOTO 寝た時刻 / 2022</text:p>
          </table:table-cell>
          <table:table-cell table:style-name="ce27"/>
          <table:table-cell table:style-name="ce11"/>
          <table:table-cell table:style-name="ce11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9" office:value-type="string">
            <text:p>2022-04-20_07-43-56_000.jpg</text:p>
          </table:table-cell>
          <table:table-cell table:style-name="ce27" office:value-type="string">
            <text:p>:m :PHOTO 起きた時刻 / 2022</text:p>
          </table:table-cell>
          <table:table-cell table:style-name="ce29"/>
          <table:table-cell table:style-name="ce11"/>
          <table:table-cell table:style-name="ce11"/>
          <table:table-cell table:style-name="ce51" table:formula="of:=IF([.E5]=&quot;&quot;;[.C5];CONCATENATE([.C5];&quot; / &quot;;[.E5]))" office:value-type="string" office:string-value=":m :PHOTO 起きた時刻 / 2022">
            <text:p>:m :PHOTO 起きた時刻 / 2022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6" office:value-type="float" office:value="5">
            <text:p>5</text:p>
          </table:table-cell>
          <table:table-cell table:style-name="ce19" office:value-type="string">
            <text:p>2022-04-20_08-00-46_000.jpg</text:p>
          </table:table-cell>
          <table:table-cell table:style-name="ce36" office:value-type="string">
            <text:p>:m :lets / action activity / やること / genre=創作 / content=伝えたいこと。物語で伝えよう。音楽で。</text:p>
          </table:table-cell>
          <table:table-cell table:style-name="ce27"/>
          <table:table-cell table:style-name="ce11"/>
          <table:table-cell table:style-name="ce11"/>
          <table:table-cell table:style-name="ce51" table:formula="of:=IF([.E6]=&quot;&quot;;[.C6];CONCATENATE([.C6];&quot; / &quot;;[.E6]))" office:value-type="string" office:string-value=":m :lets / action activity / やること / genre=創作 / content=伝えたいこと。物語で伝えよう。音楽で。">
            <text:p>:m :lets / action activity / やること / genre=創作 / content=伝えたいこと。物語で伝えよう。音楽で。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6">
            <text:p>6</text:p>
          </table:table-cell>
          <table:table-cell table:style-name="ce19" office:value-type="string">
            <text:p>2022-04-20_11-07-16_000.jpg</text:p>
          </table:table-cell>
          <table:table-cell table:style-name="ce36" office:value-type="string">
            <text:p>:m RES 1*2 / free# JVEMV6 68#_234:1 / 68. theoretical-physics(tp) / topics=ベクトル：微分,w=連続の公式,doc=r-8-1~9.1.2#9,other=,s=~,i=~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]=&quot;&quot;;[.C7];CONCATENATE([.C7];&quot; / &quot;;[.E7]))" office:value-type="string" office:string-value=":m RES 1*2 / free# JVEMV6 68#_234:1 / 68. theoretical-physics(tp) / topics=ベクトル：微分,w=連続の公式,doc=r-8-1~9.1.2#9,other=,s=~,i=~">
            <text:p>:m RES 1*2 / free# JVEMV6 68#_234:1 / 68. theoretical-physics(tp) / topics=ベクトル：微分,w=連続の公式,doc=r-8-1~9.1.2#9,other=,s=~,i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7">
            <text:p>7</text:p>
          </table:table-cell>
          <table:table-cell table:style-name="ce19" office:value-type="string">
            <text:p>2022-04-20_11-07-30_000.jpg</text:p>
          </table:table-cell>
          <table:table-cell table:style-name="ce36" office:value-type="string">
            <text:p>:m RES 2*2 / free# JVEMV6 68#_234:1 / 68. theoretical-physics(tp) / topics=ベクトル：微分,w=連続の公式,doc=r-8-1~9.1.2#9,s=~,i=~,other=calc+:連続の式、導出；</text:p>
          </table:table-cell>
          <table:table-cell table:style-name="ce27"/>
          <table:table-cell table:style-name="ce11"/>
          <table:table-cell table:style-name="ce11"/>
          <table:table-cell table:style-name="ce51" table:formula="of:=IF([.E8]=&quot;&quot;;[.C8];CONCATENATE([.C8];&quot; / &quot;;[.E8]))" office:value-type="string" office:string-value=":m RES 2*2 / free# JVEMV6 68#_234:1 / 68. theoretical-physics(tp) / topics=ベクトル：微分,w=連続の公式,doc=r-8-1~9.1.2#9,s=~,i=~,other=calc+:連続の式、導出；">
            <text:p>:m RES 2*2 / free# JVEMV6 68#_234:1 / 68. theoretical-physics(tp) / topics=ベクトル：微分,w=連続の公式,doc=r-8-1~9.1.2#9,s=~,i=~,other=calc+:連続の式、導出；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19" office:value-type="string">
            <text:p>2022-04-20_16-00-34_000.jpg</text:p>
          </table:table-cell>
          <table:table-cell table:style-name="ce36" office:value-type="string">
            <text:p>:m RES 1*2 / free# JVEMV6 68#_234:2 / 68. theoretical-physics(tp) / topics=ベクトル：微分,w=連続の公式；引力場,doc=r-8-1~9.1.2#11,s=~,i=~,other=calc+:-1.1:重力場。勾配</text:p>
          </table:table-cell>
          <table:table-cell table:style-name="ce27"/>
          <table:table-cell table:style-name="ce11"/>
          <table:table-cell table:style-name="ce11"/>
          <table:table-cell table:style-name="ce51" table:formula="of:=IF([.E9]=&quot;&quot;;[.C9];CONCATENATE([.C9];&quot; / &quot;;[.E9]))" office:value-type="string" office:string-value=":m RES 1*2 / free# JVEMV6 68#_234:2 / 68. theoretical-physics(tp) / topics=ベクトル：微分,w=連続の公式；引力場,doc=r-8-1~9.1.2#11,s=~,i=~,other=calc+:-1.1:重力場。勾配">
            <text:p>:m RES 1*2 / free# JVEMV6 68#_234:2 / 68. theoretical-physics(tp) / topics=ベクトル：微分,w=連続の公式；引力場,doc=r-8-1~9.1.2#11,s=~,i=~,other=calc+:-1.1:重力場。勾配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9">
            <text:p>9</text:p>
          </table:table-cell>
          <table:table-cell table:style-name="ce19" office:value-type="string">
            <text:p>2022-04-20_16-00-52_000.jpg</text:p>
          </table:table-cell>
          <table:table-cell table:style-name="ce36" office:value-type="string">
            <text:p>:m RES 2*2 / free# JVEMV6 68#_234:2 / 68. theoretical-physics(tp) / topics=ベクトル：微分,w=連続の公式；引力場,doc=r-8-1~9.1.2#11,s=~,i=~,other=calc+:-1.2:引力場。勾配:DROP+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0]=&quot;&quot;;[.C10];CONCATENATE([.C10];&quot; / &quot;;[.E10]))" office:value-type="string" office:string-value=":m RES 2*2 / free# JVEMV6 68#_234:2 / 68. theoretical-physics(tp) / topics=ベクトル：微分,w=連続の公式；引力場,doc=r-8-1~9.1.2#11,s=~,i=~,other=calc+:-1.2:引力場。勾配:DROP+">
            <text:p>:m RES 2*2 / free# JVEMV6 68#_234:2 / 68. theoretical-physics(tp) / topics=ベクトル：微分,w=連続の公式；引力場,doc=r-8-1~9.1.2#11,s=~,i=~,other=calc+:-1.2:引力場。勾配:DROP+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0">
            <text:p>10</text:p>
          </table:table-cell>
          <table:table-cell table:style-name="ce19" office:value-type="string">
            <text:p>2022-04-20_17-28-03_000.jpg</text:p>
          </table:table-cell>
          <table:table-cell table:style-name="ce36" office:value-type="string">
            <text:p>:m #*# RES / JVEMV6 64#156_1.1_kagura_uta / 『神楽歌』 著者=~,校注、訳=臼田甚五郎 / p.33 / w=豊岡姫[とよおかひめ；豊宇気姫；豊宇賀売命[とようかのめのみこと,topic=~,publisher=小学館,other=~</text:p>
          </table:table-cell>
          <table:table-cell table:style-name="ce27"/>
          <table:table-cell table:style-name="ce11"/>
          <table:table-cell table:style-name="ce11"/>
          <table:table-cell table:style-name="ce51" table:formula="of:=IF([.E11]=&quot;&quot;;[.C11];CONCATENATE([.C11];&quot; / &quot;;[.E11]))" office:value-type="string" office:string-value=":m #*# RES / JVEMV6 64#156_1.1_kagura_uta / 『神楽歌』 著者=~,校注、訳=臼田甚五郎 / p.33 / w=豊岡姫[とよおかひめ；豊宇気姫；豊宇賀売命[とようかのめのみこと,topic=~,publisher=小学館,other=~">
            <text:p>:m #*# RES / JVEMV6 64#156_1.1_kagura_uta / 『神楽歌』 著者=~,校注、訳=臼田甚五郎 / p.33 / w=豊岡姫[とよおかひめ；豊宇気姫；豊宇賀売命[とようかのめのみこと,topic=~,publisher=小学館,other=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9" office:value-type="string">
            <text:p>2022-04-20_17-56-53_000.jpg</text:p>
          </table:table-cell>
          <table:table-cell table:style-name="ce36" office:value-type="string">
            <text:p>:m RES 1*1 / free# JVEMV6 68#_234:3 / 68. theoretical-physics(tp) / topics=量子力学,w=~,doc=r-7-A1~1.1.1,s=~,i=~,other=memo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2]=&quot;&quot;;[.C12];CONCATENATE([.C12];&quot; / &quot;;[.E12]))" office:value-type="string" office:string-value=":m RES 1*1 / free# JVEMV6 68#_234:3 / 68. theoretical-physics(tp) / topics=量子力学,w=~,doc=r-7-A1~1.1.1,s=~,i=~,other=memo~">
            <text:p>:m RES 1*1 / free# JVEMV6 68#_234:3 / 68. theoretical-physics(tp) / topics=量子力学,w=~,doc=r-7-A1~1.1.1,s=~,i=~,other=memo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7" office:value-type="float" office:value="12">
            <text:p>12</text:p>
          </table:table-cell>
          <table:table-cell table:style-name="ce19" office:value-type="string">
            <text:p>2022-04-20_18-49-15_000.jpg</text:p>
          </table:table-cell>
          <table:table-cell table:style-name="ce36" office:value-type="string">
            <text:p>:m :篠笛,shinobue #*# / memo:song / song-id=s-1 / key=h-2(D),other=能で出てくるようフレーズ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3]=&quot;&quot;;[.C13];CONCATENATE([.C13];&quot; / &quot;;[.E13]))" office:value-type="string" office:string-value=":m :篠笛,shinobue #*# / memo:song / song-id=s-1 / key=h-2(D),other=能で出てくるようフレーズ / N~">
            <text:p>:m :篠笛,shinobue #*# / memo:song / song-id=s-1 / key=h-2(D),other=能で出てくるようフレーズ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3">
            <text:p>13</text:p>
          </table:table-cell>
          <table:table-cell table:style-name="ce9" office:value-type="string">
            <text:p>2022-04-20_18-49-27_000.jpg</text:p>
          </table:table-cell>
          <table:table-cell table:style-name="ce36" office:value-type="string">
            <text:p>:m :篠笛,shinobue #*# / memo:song / song-id=21 / for=,page=1,key=C,notes=p:1-2-3-3-2-2-1,other=~ / N~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4]=&quot;&quot;;[.C14];CONCATENATE([.C14];&quot; / &quot;;[.E14]))" office:value-type="string" office:string-value=":m :篠笛,shinobue #*# / memo:song / song-id=21 / for=,page=1,key=C,notes=p:1-2-3-3-2-2-1,other=~ / N~">
            <text:p>:m :篠笛,shinobue #*# / memo:song / song-id=21 / for=,page=1,key=C,notes=p:1-2-3-3-2-2-1,other=~ / N~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 office:value-type="float" office:value="14">
            <text:p>14</text:p>
          </table:table-cell>
          <table:table-cell table:style-name="ce9" office:value-type="string">
            <text:p>2022-04-20_19-03-03_000.jpg</text:p>
          </table:table-cell>
          <table:table-cell table:style-name="ce36" office:value-type="string">
            <text:p>:m :尺八,shakuhachi,bamboo #*# / memo:song / song-id=4 / picture=~,content=~,page=1,key=~,notes=h:4d-4d-5a-4d-3a-3a-2d-3a,for=~,other=~ / N~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5]=&quot;&quot;;[.C15];CONCATENATE([.C15];&quot; / &quot;;[.E15]))" office:value-type="string" office:string-value=":m :尺八,shakuhachi,bamboo #*# / memo:song / song-id=4 / picture=~,content=~,page=1,key=~,notes=h:4d-4d-5a-4d-3a-3a-2d-3a,for=~,other=~ / N~ ">
            <text:p>:m :尺八,shakuhachi,bamboo #*# / memo:song / song-id=4 / picture=~,content=~,page=1,key=~,notes=h:4d-4d-5a-4d-3a-3a-2d-3a,for=~,other=~ / N~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office:value-type="float" office:value="15">
            <text:p>15</text:p>
          </table:table-cell>
          <table:table-cell table:style-name="ce9" office:value-type="string">
            <text:p>2022-04-20_21-15-13_000.jpg</text:p>
          </table:table-cell>
          <table:table-cell table:style-name="ce27" office:value-type="string">
            <text:p><text:s/>:m 食べた物 </text:p>
          </table:table-cell>
          <table:table-cell table:style-name="ce28"/>
          <table:table-cell table:style-name="ce11"/>
          <table:table-cell table:style-name="ce11"/>
          <table:table-cell table:style-name="ce51" table:formula="of:=IF([.E16]=&quot;&quot;;[.C16];CONCATENATE([.C16];&quot; / &quot;;[.E16]))" office:value-type="string" office:string-value=" :m 食べた物 ">
            <text:p><text:s/>:m 食べた物 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8"/>
          <table:table-cell table:style-name="ce11"/>
          <table:table-cell table:style-name="ce11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1"/>
          <table:table-cell table:style-name="ce53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3]=&quot;&quot;;[.C23];CONCATENATE([.C23];&quot; / &quot;;[.E2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7"/>
          <table:table-cell table:style-name="ce11"/>
          <table:table-cell table:style-name="ce11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8"/>
          <table:table-cell table:style-name="ce11"/>
          <table:table-cell table:style-name="ce11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9"/>
          <table:table-cell table:style-name="ce11"/>
          <table:table-cell table:style-name="ce11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7]=&quot;&quot;;[.C37];CONCATENATE([.C37];&quot; / &quot;;[.E3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7"/>
          <table:table-cell table:style-name="ce11"/>
          <table:table-cell table:style-name="ce11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2]=&quot;&quot;;[.C42];CONCATENATE([.C42];&quot; / &quot;;[.E4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9"/>
          <table:table-cell table:style-name="ce11"/>
          <table:table-cell table:style-name="ce11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7"/>
          <table:table-cell table:style-name="ce20"/>
          <table:table-cell table:style-name="ce11"/>
          <table:table-cell table:style-name="ce11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7"/>
          <table:table-cell table:style-name="ce9"/>
          <table:table-cell table:style-name="ce11"/>
          <table:table-cell table:style-name="ce11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20"/>
          <table:table-cell table:style-name="ce11"/>
          <table:table-cell table:style-name="ce11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36"/>
          <table:table-cell table:style-name="ce15"/>
          <table:table-cell table:style-name="ce11"/>
          <table:table-cell table:style-name="ce11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6]=&quot;&quot;;[.C56];CONCATENATE([.C56];&quot; / &quot;;[.E5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8]=&quot;&quot;;[.C58];CONCATENATE([.C58];&quot; / &quot;;[.E5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table:number-columns-repeated="2"/>
          <table:table-cell table:style-name="ce29"/>
          <table:table-cell table:style-name="ce49"/>
          <table:table-cell table:style-name="ce11"/>
          <table:table-cell table:style-name="ce11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49"/>
          <table:table-cell table:style-name="ce11"/>
          <table:table-cell table:style-name="ce11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0"/>
          <table:table-cell table:style-name="ce20"/>
          <table:table-cell table:style-name="ce11"/>
          <table:table-cell table:style-name="ce11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29"/>
          <table:table-cell table:style-name="ce27"/>
          <table:table-cell table:style-name="ce11"/>
          <table:table-cell table:style-name="ce11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8"/>
          <table:table-cell table:style-name="ce9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0]=&quot;&quot;;[.C70];CONCATENATE([.C70];&quot; / &quot;;[.E70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number-columns-repeated="2" table:style-name="ce20" office:value-type="string">
            <text:p>**</text:p>
          </table:table-cell>
          <table:table-cell table:style-name="ce29"/>
          <table:table-cell table:style-name="ce11"/>
          <table:table-cell table:style-name="ce11"/>
          <table:table-cell table:style-name="ce51" table:formula="of:=IF([.E76]=&quot;&quot;;[.C76];CONCATENATE([.C76];&quot; / &quot;;[.E76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9"/>
          <table:table-cell table:style-name="ce29"/>
          <table:table-cell table:style-name="ce11"/>
          <table:table-cell table:style-name="ce11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">
            <text:p>1</text:p>
          </table:table-cell>
          <table:table-cell table:style-name="ce11"/>
          <table:table-cell table:style-name="ce20"/>
          <table:table-cell table:style-name="ce29"/>
          <table:table-cell table:style-name="ce11"/>
          <table:table-cell table:style-name="ce11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2">
            <text:p>2</text:p>
          </table:table-cell>
          <table:table-cell table:style-name="ce11"/>
          <table:table-cell table:style-name="ce20"/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3">
            <text:p>3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11"/>
          <table:table-cell table:style-name="ce11"/>
          <table:table-cell table:style-name="ce11"/>
          <table:table-cell table:style-name="ce51" table:formula="of:=IF([.E80]=&quot;&quot;;[.C80];CONCATENATE([.C80];&quot; / &quot;;[.E80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4">
            <text:p>4</text:p>
          </table:table-cell>
          <table:table-cell table:style-name="ce11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5">
            <text:p>5</text:p>
          </table:table-cell>
          <table:table-cell table:style-name="ce11"/>
          <table:table-cell table:style-name="ce27" office:value-type="string">
            <text:p>:m :PHOTO 寝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6">
            <text:p>6</text:p>
          </table:table-cell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7">
            <text:p>7</text:p>
          </table:table-cell>
          <table:table-cell table:style-name="ce11"/>
          <table:table-cell table:style-name="ce27" office:value-type="string">
            <text:p>:m :PHOTO 起きた時刻 / 2022</text:p>
          </table:table-cell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8">
            <text:p>8</text:p>
          </table:table-cell>
          <table:table-cell table:style-name="ce11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9">
            <text:p>9</text:p>
          </table:table-cell>
          <table:table-cell table:style-name="ce11"/>
          <table:table-cell table:style-name="ce27" office:value-type="string">
            <text:p><text:s/>:m 食べた物 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0">
            <text:p>10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8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1">
            <text:p>11</text:p>
          </table:table-cell>
          <table:table-cell table:style-name="ce11"/>
          <table:table-cell table:style-name="ce27" office:value-type="string">
            <text:p>**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office:value-type="float" office:value="12">
            <text:p>12</text:p>
          </table:table-cell>
          <table:table-cell table:style-name="ce11"/>
          <table:table-cell table:style-name="ce36" office:value-type="string">
            <text:p>:m XXX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<text:s/>:m 食べた物 </text:p>
          </table:table-cell>
          <table:table-cell table:style-name="ce27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/>
          <table:table-cell table:style-name="ce20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/>
          <table:table-cell table:style-name="ce11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1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1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/>
          <table:table-cell table:style-name="ce11"/>
          <table:table-cell table:style-name="ce27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 table:number-columns-repeated="2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9"/>
          <table:table-cell table:style-name="ce27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27"/>
          <table:table-cell table:style-name="ce29"/>
          <table:table-cell table:style-name="ce11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1" table:number-columns-repeated="2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1" table:number-columns-repeated="2"/>
          <table:table-cell table:style-name="ce9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2"/>
          <table:table-cell table:style-name="ce11"/>
          <table:table-cell table:style-name="ce20"/>
          <table:table-cell table:style-name="ce11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4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17])" office:value-type="float" office:value="1">
            <text:p>1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2" office:value-type="string">
            <text:p>-*</text:p>
          </table:table-cell>
          <table:table-cell table:style-name="ce42" table:formula="of:=COUNTIF([.$C$2:.$C79];&quot;-\*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3" office:value-type="string">
            <text:p>XXX</text:p>
          </table:table-cell>
          <table:table-cell table:style-name="ce46" table:formula="of:=SUM([.C241:.C247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15">
            <text:p>15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4" office:value-type="string">
            <text:p>blanks</text:p>
          </table:table-cell>
          <table:table-cell table:style-name="ce47"/>
          <table:table-cell table:number-columns-repeated="1021"/>
        </table:table-row>
        <table:table-row table:style-name="ro3">
          <table:table-cell table:style-name="ce14"/>
          <table:table-cell table:style-name="ce25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XX</text:p>
          </table:table-cell>
          <table:table-cell table:style-name="ce41" table:formula="of:=COUNTIF([.$C$2:.$C27];&quot;:m 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14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14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26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>
          <table:table-cell table:style-name="ce15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<text:s/>:m 食べた物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とうふ、こんにゃく、切干、ひじき　魚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ヨーグルト / +=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味噌スープ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食べた物　間食 / カップヌードル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お酒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水虫 / 右足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足、かかと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右手、親指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鼻柱、根元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の裏 / 右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口角 / ひび割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顔、ぶつけた跡、ケ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瞼、ひび割れ / 左目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耳、左 / 腫れ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記録 / 身体 / 足の裏 / ツボ押しのあと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髪の毛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.1:free,N,flow,R=1 s.2:g.h.,N,R=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夜中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PHOTO 起きた時刻（二度寝） / 202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0" office:value-type="string">
            <text:p>:m other / log / 寝る前　ウェブ閲覧　記録 / 就寝前の、動画閲覧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20181124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見た夢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温度 / 部屋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0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guitar,gt / 演奏、play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jap.flute / 演奏、play / b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8" office:value-type="string">
            <text:p>:m music / log / jap.flute / || s.1:genr=~,other=~,for=practice,items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recorder,rc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sax / 演奏、play / s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oto / 演奏、play / q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hip-hopダンス、ヒップホップ / h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体操 / ダンス、dance-original / d-2021-062X-X / id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percussion / 演奏、play / p-2021-062X-X / item=XXX:XX,hitter=XXX:XX,pieces=XXX,genr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記録 / @=XX / topic=XX / subjec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宅 / メモ / topic=XX / content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guitar,gt / g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kb,keyboard / 演奏、play / k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clarinet / 演奏、play / c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jap.flute / 演奏、play / f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@自室 / 記録 / recorder / 演奏、play / r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OICE-MEMO / 思ったこと,thought / content=~,topic=~,rec-loc=~,other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宅 / メモ / harp / 演奏 / h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in-mid / app=perfect-piano / 演奏、play / id-2021-062X-X / category=~,inst=~,for=~,genre=~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knoten / 実演,perform / n-2021-062X-X / 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VIDEO / @自室 / 記録 / massage,acupuncture / 実演,perform / n-2021-062X-XX / loc=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memo / 20181127 / やりたいこと / (K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notes / 20181130 / (K,C,R,P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diary / diary / 20181206 / (K,C,P,R,)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/ daylog メモ / 190418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31"/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art / dessin / D-17 8# / des.竹林、巻雲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32" office:value-type="string">
            <text:p>:tome/ (lang=XX)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topic=XXX / content=XXX / lang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th / 考えたこと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lets / action activity / 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/ やっていること / genre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:do / XXX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FX / coding / 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i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m :? X-X*X / topic=XXX / content=XXX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29" office:value-type="string">
            <text:p>:VIDEO / @自宅 / 記録 / 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/>
          <table:table-cell table:style-name="ce27" office:value-type="string">
            <text:p>:m music / log / kb / score / free / id=GO9M / page.2 / block-2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4"/>
          <table:table-cell table:style-name="ce11" office:value-type="string">
            <text:p>:m music / log / gt / memos-eigen / f-XX / p.X || s.1:patt-X,score+</text:p>
          </table:table-cell>
          <table:table-cell table:style-name="ce41" table:formula="of:=COUNTIF([.$C$2:.$C115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5" table:number-columns-repeated="3"/>
          <table:table-cell table:number-columns-repeated="1021"/>
        </table:table-row>
        <table:table-row table:style-name="ro3">
          <table:table-cell table:style-name="ce15" office:value-type="string">
            <text:p>*</text:p>
          </table:table-cell>
          <table:table-cell table:style-name="ce15" office:value-type="string">
            <text:p>sakura C:\WORKS_2\WS\WS_Others.Art\JVEMV6\46_art\VIRTUAL\Admin_Projects\libs_admin\cons_ip.py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ask.libreoffice.org/en/question/9205/is-there-a-way-to-add-background-color-to-alternate-rows-of-a-tablespreadsheet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user.lolipop.jp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https://mysqladmin.lolipop.jp/pma/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mages WHERE created_at &gt;= "2019/01/19";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15"/>
          <table:table-cell table:style-name="ce15" office:value-type="string">
            <text:p>DELETE FROM ifm11 WHERE _id &lt;= 4699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DELETE FROM ifm11 WHERE _id &lt;= 34748;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5"/>
          <table:table-cell table:style-name="ce15" office:value-type="string">
            <text:p>SELECT * FROM ifm11 WHERE memos == '-*' ORDER BY file_name DESC;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6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6"/>
          <table:table-cell table:number-columns-repeated="1021"/>
        </table:table-row>
        <table:table-row table:style-name="ro3">
          <table:table-cell/>
          <table:table-cell table:style-name="ce15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7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office:forms form:automatic-focus="false" form:apply-design-mode="false"/>
        <table:table-column table:style-name="co5" table:default-cell-style-name="Default"/>
        <table:table-column table:style-name="co5" table:number-columns-repeated="2" table:default-cell-style-name="ce43"/>
        <table:table-column table:style-name="co5" table:number-columns-repeated="2" table:default-cell-style-name="ce45"/>
        <table:table-column table:style-name="co5" table:number-columns-repeated="2" table:default-cell-style-name="ce43"/>
        <table:table-row table:style-name="ro8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9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3" table:number-columns-repeated="2"/>
          <table:table-cell table:number-columns-repeated="2"/>
        </table:table-row>
        <table:table-row table:style-name="ro9">
          <table:table-cell/>
          <table:table-cell table:style-name="ce44" office:value-type="date" office:date-value="2022-01-05">
            <text:p>1月5日</text:p>
          </table:table-cell>
          <table:table-cell table:style-name="ce44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720</text:p>
          </table:table-cell>
        </table:table-row>
        <table:table-row table:style-name="ro9">
          <table:table-cell/>
          <table:table-cell table:style-name="ce44" office:value-type="date" office:date-value="2022-12-17">
            <text:p>12月17日</text:p>
          </table:table-cell>
          <table:table-cell table:style-name="ce44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45"/>
          <table:table-cell office:value-type="string">
            <text:p>http://benfranklin.chips.jp/cake_apps/Cake_IFM11/images/view/51320</text:p>
          </table:table-cell>
        </table:table-row>
        <table:table-row table:style-name="ro9">
          <table:table-cell/>
          <table:table-cell table:style-name="ce44" office:value-type="date" office:date-value="2022-11-26">
            <text:p>11月26日</text:p>
          </table:table-cell>
          <table:table-cell table:style-name="ce44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45"/>
          <table:table-cell office:value-type="string">
            <text:p>http://benfranklin.chips.jp/cake_apps/Cake_IFM11/images/view/51059</text:p>
          </table:table-cell>
        </table:table-row>
        <table:table-row table:style-name="ro9">
          <table:table-cell/>
          <table:table-cell table:style-name="ce44" office:value-type="date" office:date-value="2022-11-05">
            <text:p>11月5日</text:p>
          </table:table-cell>
          <table:table-cell table:style-name="ce44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9">
          <table:table-cell/>
          <table:table-cell table:style-name="ce44" office:value-type="date" office:date-value="2022-10-07">
            <text:p>10月7日</text:p>
          </table:table-cell>
          <table:table-cell table:style-name="ce44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8">
          <table:table-cell/>
          <table:table-cell table:style-name="ce44" office:value-type="date" office:date-value="2022-09-23">
            <text:p>9月23日</text:p>
          </table:table-cell>
          <table:table-cell table:style-name="ce44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9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9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9" table:number-rows-repeated="5">
          <table:table-cell table:number-columns-repeated="3"/>
          <table:table-cell table:style-name="ce43" table:number-columns-repeated="2"/>
          <table:table-cell table:number-columns-repeated="2"/>
        </table:table-row>
        <table:table-row table:style-name="ro9">
          <table:table-cell table:number-columns-repeated="3"/>
          <table:table-cell table:style-name="ce43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41:Sheet1.C246" table:on-update-keep-styles="true" table:on-update-keep-size="false"/>
        <table:database-range table:name="XXX" table:target-range-address="Sheet1.B241:Sheet1.B241" table:on-update-keep-styles="true" table:on-update-keep-size="false"/>
        <table:database-range table:name="XXX_music" table:target-range-address="Sheet1.B242:Sheet1.B242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1">2022/04/21</text:date>, <text:time>12:09:0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04-21T12:09:05.85</dc:date>
    <dc:creator>iwabuchi ken</dc:creator>
    <meta:editing-duration>P46DT12H11M49S</meta:editing-duration>
    <meta:editing-cycles>14969</meta:editing-cycles>
    <meta:document-statistic meta:table-count="2" meta:cell-count="491" meta:object-count="0"/>
    <meta:user-defined meta:name="qrichtext">1</meta:user-defined>
  </office:meta>
</office:document-meta>
</file>